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c6c" officeooo:paragraph-rsid="00093c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terature survey:</text:p>
      <text:p text:style-name="P1"/>
      <text:p text:style-name="P1"><text:a xlink:type="simple" xlink:href="https://arxiv.org/pdf/0912.3599" text:style-name="Internet_20_link" text:visited-style-name="Visited_20_Internet_20_Link">https://arxiv.org/pdf/0912.3599</text:a></text:p>
      <text:p text:style-name="P1"><text:a xlink:type="simple" xlink:href="https://github.com/dganguli/robust-pca/blob/master/r_pca.py" text:style-name="Internet_20_link" text:visited-style-name="Visited_20_Internet_20_Link">https://github.com/dganguli/robust-pca/blob/master/r_pca.py</text:a></text:p>
      <text:p text:style-name="P1"/>
      <text:p text:style-name="P1"/>
      <text:p text:style-name="P1"><text:a xlink:type="simple" xlink:href="https://academic.oup.com/imaiai/article-abstract/2/1/32/853355" text:style-name="Internet_20_link" text:visited-style-name="Visited_20_Internet_20_Link">https://academic.oup.com/imaiai/article-abstract/2/1/32/853355</text:a> bu da aynı yazarların algoritmayı daha da geliştirmeyi önerdikleri paper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3:41:13.082879112</meta:creation-date>
    <meta:editing-duration>PT4M25S</meta:editing-duration>
    <meta:editing-cycles>2</meta:editing-cycles>
    <meta:generator>LibreOffice/24.8.6.2$Linux_X86_64 LibreOffice_project/480$Build-2</meta:generator>
    <dc:date>2025-05-19T13:45:37.274773313</dc:date>
    <meta:document-statistic meta:table-count="0" meta:image-count="0" meta:object-count="0" meta:page-count="1" meta:paragraph-count="4" meta:word-count="15" meta:character-count="244" meta:non-whitespace-character-count="233"/>
  </office:meta>
</office:document-meta>
</file>